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charset="x-symbol"/>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59cm" draw:marker-start-width="0.439cm" draw:marker-end="Arrow" draw:marker-end-width="0.539cm" draw:fill="none" draw:textarea-vertical-align="middle" fo:padding-top="0.205cm" fo:padding-bottom="0.205cm" fo:padding-left="0.33cm" fo:padding-right="0.33cm"/>
    </style:style>
    <style:style style:name="gr2" style:family="graphic" style:parent-style-name="standard">
      <style:graphic-properties draw:stroke="none" svg:stroke-color="#000000" draw:fill="none" draw:fill-color="#ffffff" draw:textarea-horizontal-align="left" draw:auto-grow-height="true" draw:auto-grow-width="false" fo:min-height="1.669cm" fo:min-width="0cm"/>
    </style:style>
    <style:style style:name="gr3" style:family="graphic" style:parent-style-name="standard">
      <style:graphic-properties draw:stroke="dash" draw:stroke-dash="Fine_20_Dashed" svg:stroke-width="0.159cm" svg:stroke-color="#3333ff" draw:marker-start-width="0.438cm" draw:marker-end-width="0.438cm" draw:fill="none" draw:fill-color="#3333ff" draw:textarea-horizontal-align="justify" draw:textarea-vertical-align="middle" draw:auto-grow-height="false" fo:min-height="7.372cm" fo:min-width="7.122cm" fo:padding-top="0.204cm" fo:padding-bottom="0.204cm" fo:padding-left="0.329cm" fo:padding-right="0.329cm"/>
    </style:style>
    <style:style style:name="gr4" style:family="graphic" style:parent-style-name="objectwithoutfill">
      <style:graphic-properties draw:stroke="dash" draw:stroke-dash="Ultrafine_20_Dashed" svg:stroke-width="0.212cm" svg:stroke-color="#3333ff" draw:marker-start-width="0.517cm" draw:marker-end="Arrow" draw:marker-end-width="0.617cm" draw:fill="none" draw:textarea-vertical-align="middle" fo:padding-top="0.23cm" fo:padding-bottom="0.23cm" fo:padding-left="0.355cm" fo:padding-right="0.355cm"/>
    </style:style>
    <style:style style:name="gr5" style:family="graphic" style:parent-style-name="standard">
      <style:graphic-properties draw:stroke="none" svg:stroke-color="#000000" draw:fill="none" draw:fill-color="#ffffff" draw:textarea-horizontal-align="left" draw:auto-grow-height="true" draw:auto-grow-width="false" fo:min-height="3.381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922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3.523cm" fo:min-width="0cm"/>
    </style:style>
    <style:style style:name="gr8" style:family="graphic" style:parent-style-name="standard">
      <style:graphic-properties svg:stroke-width="0.159cm" svg:stroke-color="#ff3333" draw:marker-start-width="0.438cm" draw:marker-end-width="0.438cm" draw:textarea-vertical-align="middle" fo:padding-top="0.204cm" fo:padding-bottom="0.204cm" fo:padding-left="0.329cm" fo:padding-right="0.329cm"/>
    </style:style>
    <style:style style:name="gr9" style:family="graphic" style:parent-style-name="objectwithoutfill">
      <style:graphic-properties draw:stroke="dash" draw:stroke-dash="Ultrafine_20_Dashed" svg:stroke-width="0.212cm" svg:stroke-color="#009900" draw:marker-start-width="0.517cm" draw:marker-end="Arrow" draw:marker-end-width="0.617cm" draw:fill="none" draw:textarea-vertical-align="middle" fo:padding-top="0.23cm" fo:padding-bottom="0.23cm" fo:padding-left="0.355cm" fo:padding-right="0.355cm"/>
    </style:style>
    <style:style style:name="gr10" style:family="graphic" style:parent-style-name="standard">
      <style:graphic-properties draw:stroke="solid" svg:stroke-width="0.159cm" svg:stroke-color="#009900" draw:marker-start-width="0.402cm" draw:marker-end-width="0.402cm" draw:stroke-linejoin="round" draw:fill="none" fo:padding-top="0.204cm" fo:padding-bottom="0.204cm" fo:padding-left="0.329cm" fo:padding-right="0.329cm"/>
    </style:style>
    <style:style style:name="gr11" style:family="graphic" style:parent-style-name="objectwithoutfill">
      <style:graphic-properties svg:stroke-width="0.159cm" svg:stroke-color="#ff3333" draw:marker-start-width="0.438cm" draw:marker-end="Arrow" draw:marker-end-width="0.538cm" draw:fill="none" draw:textarea-vertical-align="middle" fo:padding-top="0.204cm" fo:padding-bottom="0.204cm" fo:padding-left="0.329cm" fo:padding-right="0.329cm"/>
    </style:style>
    <style:style style:name="gr12" style:family="graphic" style:parent-style-name="standard">
      <style:graphic-properties svg:stroke-width="0.159cm" svg:stroke-color="#3333ff" draw:marker-start-width="0.438cm" draw:marker-end-width="0.438cm" draw:textarea-vertical-align="middle" fo:padding-top="0.204cm" fo:padding-bottom="0.204cm" fo:padding-left="0.329cm" fo:padding-right="0.329cm"/>
    </style:style>
    <style:style style:name="gr13" style:family="graphic" style:parent-style-name="standard">
      <style:graphic-properties svg:stroke-width="0.159cm" svg:stroke-color="#009900" draw:marker-start-width="0.439cm" draw:marker-end-width="0.439cm" draw:fill="none" draw:textarea-vertical-align="middle" fo:padding-top="0.205cm" fo:padding-bottom="0.205cm" fo:padding-left="0.33cm" fo:padding-right="0.33cm"/>
    </style:style>
    <style:style style:name="P1" style:family="paragraph">
      <loext:graphic-properties draw:fill="none"/>
      <style:paragraph-properties fo:text-align="center"/>
    </style:style>
    <style:style style:name="P2" style:family="paragraph">
      <loext:graphic-properties draw:fill="none" draw:fill-color="#ffffff"/>
      <style:text-properties fo:color="#3333ff" style:font-name="CMU Serif" fo:font-size="40pt" style:font-size-asian="40pt" style:font-size-complex="40pt"/>
    </style:style>
    <style:style style:name="P3" style:family="paragraph">
      <loext:graphic-properties draw:fill="none" draw:fill-color="#3333ff"/>
      <style:paragraph-properties fo:text-align="center"/>
    </style:style>
    <style:style style:name="P4" style:family="paragraph">
      <loext:graphic-properties draw:fill="none" draw:fill-color="#ffffff"/>
      <style:text-properties style:font-name="CMU Serif" fo:font-size="40pt" style:font-size-asian="40pt" style:font-size-complex="40pt"/>
    </style:style>
    <style:style style:name="P5" style:family="paragraph">
      <loext:graphic-properties draw:fill="none" draw:fill-color="#ffffff"/>
      <style:text-properties fo:color="#ce181e" style:font-name="CMU Serif" fo:font-size="40pt" fo:font-weight="bold" style:font-size-asian="40pt" style:font-weight-asian="bold" style:font-size-complex="40pt" style:font-weight-complex="bold"/>
    </style:style>
    <style:style style:name="P6" style:family="paragraph">
      <loext:graphic-properties draw:fill="none" draw:fill-color="#ffffff"/>
      <style:text-properties fo:color="#ce181e" style:font-name="CMU Serif" fo:font-size="40pt" style:font-size-asian="40pt" style:font-size-complex="40pt"/>
    </style:style>
    <style:style style:name="P7" style:family="paragraph">
      <style:paragraph-properties fo:text-align="center"/>
    </style:style>
    <style:style style:name="P8" style:family="paragraph">
      <loext:graphic-properties draw:fill="none"/>
    </style:style>
    <style:style style:name="P9" style:family="paragraph">
      <loext:graphic-properties draw:fill="none" draw:fill-color="#ffffff"/>
      <style:text-properties fo:color="#009900" style:font-name="CMU Serif" fo:font-size="40pt" style:font-size-asian="40pt" style:font-size-complex="40pt"/>
    </style:style>
    <style:style style:name="T1" style:family="text">
      <style:text-properties fo:color="#3333ff" style:font-name="CMU Serif" fo:font-size="40pt" style:font-size-asian="40pt" style:font-size-complex="40pt"/>
    </style:style>
    <style:style style:name="T2" style:family="text">
      <style:text-properties style:font-name="CMU Serif" fo:font-size="40pt" style:font-size-asian="40pt" style:font-size-complex="40pt"/>
    </style:style>
    <style:style style:name="T3" style:family="text">
      <style:text-properties style:font-name="Symbol" fo:font-size="40pt" style:font-name-asian="Symbol" style:font-size-asian="40pt" style:font-name-complex="Symbol" style:font-size-complex="40pt"/>
    </style:style>
    <style:style style:name="T4" style:family="text">
      <style:text-properties fo:color="#ce181e" style:text-position="0% 100%" style:font-name="CMU Serif" fo:font-size="40pt" fo:font-weight="bold" style:font-size-asian="40pt" style:font-weight-asian="bold" style:font-size-complex="40pt" style:font-weight-complex="bold"/>
    </style:style>
    <style:style style:name="T5" style:family="text">
      <style:text-properties fo:color="#ce181e" style:text-position="0% 100%" style:font-name="Symbol" fo:font-size="40pt" fo:font-weight="bold" style:font-name-asian="Symbol" style:font-size-asian="40pt" style:font-weight-asian="bold" style:font-name-complex="Symbol" style:font-size-complex="40pt" style:font-weight-complex="bold"/>
    </style:style>
    <style:style style:name="T6" style:family="text">
      <style:text-properties fo:color="#ce181e" style:text-position="0% 100%" style:font-name="CMU Serif" fo:font-size="40pt" fo:font-weight="normal" style:font-size-asian="40pt" style:font-weight-asian="normal" style:font-size-complex="40pt" style:font-weight-complex="normal"/>
    </style:style>
    <style:style style:name="T7" style:family="text">
      <style:text-properties fo:color="#ce181e" style:font-name="Symbol" fo:font-size="40pt" style:font-name-asian="Symbol" style:font-size-asian="40pt" style:font-name-complex="Symbol" style:font-size-complex="40pt"/>
    </style:style>
    <style:style style:name="T8" style:family="text">
      <style:text-properties fo:color="#009900" style:font-name="CMU Serif"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5.709cm" svg:y1="8.714cm" svg:x2="5.709cm" svg:y2="1.381cm">
          <text:p/>
        </draw:line>
        <draw:frame draw:style-name="gr2" draw:text-style-name="P2" draw:layer="layout" svg:width="6.8cm" svg:height="1.919cm" svg:x="1cm" svg:y="7.581cm">
          <draw:text-box>
            <text:p><text:span text:style-name="T1">P</text:span></text:p>
          </draw:text-box>
        </draw:frame>
        <draw:custom-shape draw:style-name="gr3" draw:text-style-name="P3" draw:layer="layout" svg:width="11cm" svg:height="11cm" svg:x="0.15cm" svg:y="3.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1cm" svg:y1="9.5cm" svg:x2="1.4cm" svg:y2="10.2cm">
          <text:p/>
        </draw:line>
        <draw:frame draw:style-name="gr5" draw:text-style-name="P4" draw:layer="layout" svg:width="1.9cm" svg:height="3.631cm" svg:x="5.15cm" svg:y="-0.55cm">
          <draw:text-box>
            <text:p><text:span text:style-name="T2">y</text:span><text:span text:style-name="T3"></text:span></text:p>
          </draw:text-box>
        </draw:frame>
        <draw:frame draw:style-name="gr6" draw:text-style-name="P4" draw:layer="layout" svg:width="1.747cm" svg:height="2.172cm" svg:x="12.703cm" svg:y="7.509cm">
          <draw:text-box>
            <text:p><text:span text:style-name="T2">x</text:span><text:span text:style-name="T3"></text:span></text:p>
          </draw:text-box>
        </draw:frame>
        <draw:frame draw:style-name="gr7" draw:text-style-name="P5" draw:layer="layout" svg:width="4.1cm" svg:height="3.773cm" svg:x="9.4cm" svg:y="2.4cm">
          <draw:text-box>
            <text:p><text:span text:style-name="T4">m</text:span><text:span text:style-name="T5"></text:span><text:span text:style-name="T6">(t)</text:span></text:p>
          </draw:text-box>
        </draw:frame>
        <draw:frame draw:style-name="gr5" draw:text-style-name="P6" draw:layer="layout" svg:width="1.9cm" svg:height="3.631cm" svg:x="6.6cm" svg:y="6.769cm">
          <draw:text-box>
            <text:p><text:span text:style-name="T7"></text:span></text:p>
          </draw:text-box>
        </draw:frame>
        <draw:ellipse draw:style-name="gr8" draw:text-style-name="P7" draw:layer="layout" svg:width="2cm" svg:height="1.9cm" svg:x="4.7cm" svg:y="7.7cm" draw:kind="arc" draw:start-angle="355.04" draw:end-angle="45.84">
          <text:p/>
        </draw:ellipse>
        <draw:line draw:style-name="gr1" draw:text-style-name="P1" draw:layer="layout" svg:x1="5.63cm" svg:y1="8.714cm" svg:x2="12.858cm" svg:y2="8.714cm">
          <text:p/>
        </draw:line>
        <draw:line draw:style-name="gr9" draw:text-style-name="P1" draw:layer="layout" svg:x1="13.2cm" svg:y1="5.7cm" svg:x2="12.4cm" svg:y2="5.5cm">
          <text:p/>
        </draw:line>
        <draw:g>
          <draw:polyline draw:style-name="gr10" draw:text-style-name="P8" draw:layer="layout" svg:width="1.136cm" svg:height="0.886cm" draw:transform="skewX (0.00942477796076934) rotate (-0.712268867738886) translate (8.579103919051cm 3.30022709356428cm)" svg:viewBox="0 0 1137 887" draw:points="1137,0 1125,1 1114,3 1102,8 1091,14 1079,22 1068,32 1056,44 1045,56 1033,70 1022,86 1010,104 999,122 987,143 976,164 965,186 953,210 942,234 930,259 919,286 907,312 896,339 884,366 873,395 861,423 850,451 838,479 827,506 815,535 804,562 792,589 781,615 770,641 758,665 747,689 735,713 724,735 712,755 701,775 689,792 678,809 666,824 655,838 643,850 632,860 620,870 609,877 597,882 586,885 574,887 563,887 551,885 540,882 528,877 517,870 506,860 494,850 483,838 471,824 460,809 448,792 437,775 425,755 414,735 402,713 391,689 379,665 368,641 356,615 345,589 333,562 322,535 310,507 299,479 287,451 276,423 264,395 253,367 241,339 230,312 218,286 207,259 195,234 184,210 172,186 161,164 149,143 138,123 126,104 115,86 103,70 92,56 80,44 69,32 57,22 46,15 34,8 23,4 12,1 0,0">
            <text:p/>
          </draw:polyline>
          <draw:polyline draw:style-name="gr10" draw:text-style-name="P8" draw:layer="layout" svg:width="1.136cm" svg:height="0.886cm" draw:transform="skewX (0.00942477796076939) rotate (-0.712268867738886) translate (9.43962173648153cm 4.04288529250494cm)" svg:viewBox="0 0 1137 887" draw:points="1137,0 1125,1 1114,3 1102,8 1091,14 1079,22 1068,32 1056,44 1045,56 1033,70 1022,86 1010,104 999,122 987,143 976,164 965,186 953,210 942,234 930,259 919,286 907,312 896,339 884,366 873,395 861,423 850,451 838,479 827,506 815,535 804,562 792,589 781,615 770,641 758,665 747,689 735,713 724,735 712,755 701,775 689,792 678,809 666,824 655,838 643,850 632,860 620,870 609,877 597,882 586,885 574,887 563,887 551,885 540,882 528,877 517,870 506,860 494,850 483,838 471,824 460,809 448,792 437,775 425,755 414,735 402,713 391,689 379,665 368,641 356,615 345,589 333,562 322,535 310,507 299,479 287,451 276,423 264,395 253,367 241,339 230,312 218,286 207,259 195,234 184,210 172,186 161,164 149,143 138,123 126,104 115,86 103,70 92,56 80,44 69,32 57,22 46,15 34,8 23,4 12,1 0,0">
            <text:p/>
          </draw:polyline>
        </draw:g>
        <draw:line draw:style-name="gr11" draw:text-style-name="P1" draw:layer="layout" svg:x1="5.75cm" svg:y1="8.683cm" svg:x2="9.4cm" svg:y2="4.1cm">
          <text:p/>
        </draw:line>
        <draw:g>
          <draw:polyline draw:style-name="gr10" draw:text-style-name="P8" draw:layer="layout" svg:width="1.195cm" svg:height="0.94cm" draw:transform="skewX (0.020594885173533) rotate (-1.10077915923282) translate (10.2763437314792cm 4.75007162426861cm)" svg:viewBox="0 0 1196 941" draw:points="1196,1 1184,2 1172,4 1160,9 1148,16 1136,24 1124,35 1111,47 1099,60 1087,75 1075,92 1063,110 1051,130 1039,152 1027,174 1015,198 1003,223 991,249 979,275 966,304 954,332 942,360 930,389 918,419 906,449 894,479 882,509 870,538 858,568 846,596 833,625 821,653 809,680 797,706 785,731 773,756 761,780 749,801 737,822 725,841 713,858 701,875 688,889 676,902 664,913 652,923 640,930 628,936 616,939 604,941 592,941 580,939 568,936 556,930 544,922 531,913 519,902 507,889 495,875 483,858 471,841 459,822 447,801 435,779 423,756 411,731 398,706 386,680 374,652 362,625 350,596 338,568 326,537 314,508 302,478 290,448 278,419 266,389 254,360 242,331 230,303 217,275 205,248 193,222 181,197 169,174 157,152 145,130 133,110 121,91 109,74 97,60 84,46 72,34 60,23 48,15 36,9 24,4 12,1 0,0">
            <text:p/>
          </draw:polyline>
          <draw:polyline draw:style-name="gr10" draw:text-style-name="P8" draw:layer="layout" svg:width="1.195cm" svg:height="0.94cm" draw:transform="skewX (0.0204203522483337) rotate (-1.10165182385882) translate (10.8178556923467cm 5.81637586798475cm)" svg:viewBox="0 0 1196 941" draw:points="1196,0 1184,1 1172,4 1160,9 1148,15 1136,23 1124,34 1111,46 1099,60 1087,74 1075,91 1063,110 1051,130 1039,152 1027,174 1015,197 1003,222 991,248 979,275 967,303 955,331 942,360 930,389 918,419 906,448 894,478 882,508 870,537 858,568 846,596 834,625 822,652 810,680 798,706 786,731 774,756 762,779 749,801 737,822 725,840 713,858 701,875 689,889 677,902 665,913 653,922 641,930 629,936 617,939 604,941 593,941 580,939 568,936 556,930 544,922 532,913 520,902 508,889 496,875 484,858 472,841 459,822 447,801 435,780 423,756 411,731 399,706 387,680 375,652 363,625 351,596 339,568 327,537 314,508 302,478 290,448 278,419 266,389 254,360 242,332 230,304 218,275 205,249 193,223 181,198 169,174 157,152 145,130 133,110 121,91 109,75 97,60 85,47 72,35 60,24 48,16 36,9 24,4 12,1 0,0">
            <text:p/>
          </draw:polyline>
        </draw:g>
        <draw:g>
          <draw:polyline draw:style-name="gr10" draw:text-style-name="P8" draw:layer="layout" svg:width="1.136cm" svg:height="0.886cm" draw:transform="skewX (0.00942477796076937) rotate (-0.207345115136927) translate (6.39007959947619cm 2.84966728389897cm)" svg:viewBox="0 0 1137 887" draw:points="1137,0 1125,1 1114,3 1102,8 1091,14 1079,22 1068,32 1056,44 1045,56 1033,70 1022,86 1010,104 999,122 987,143 976,164 965,186 953,210 942,234 930,259 919,286 907,312 896,339 884,366 873,395 861,423 850,451 838,479 827,506 815,535 804,562 792,589 781,615 770,641 758,665 747,689 735,713 724,735 712,755 701,775 689,792 678,809 666,824 655,838 643,850 632,860 620,870 609,877 597,882 586,885 574,887 563,887 551,885 540,882 528,877 517,870 506,860 494,850 483,838 471,824 460,809 448,792 437,775 425,755 414,735 402,713 391,689 379,665 368,641 356,615 345,589 333,562 322,535 310,507 299,479 287,451 276,423 264,395 253,367 241,339 230,312 218,286 207,259 195,234 184,210 172,186 161,164 149,143 138,123 126,104 115,86 103,70 92,56 80,44 69,32 57,22 46,15 34,8 23,4 12,1 0,0">
            <text:p/>
          </draw:polyline>
          <draw:polyline draw:style-name="gr10" draw:text-style-name="P8" draw:layer="layout" svg:width="1.136cm" svg:height="0.886cm" draw:transform="skewX (0.00942477796076936) rotate (-0.207345115136927) translate (7.5024685733883cm 3.08338267767511cm)" svg:viewBox="0 0 1137 887" draw:points="1137,0 1125,1 1114,3 1102,8 1091,14 1079,22 1068,32 1056,44 1045,56 1033,70 1022,86 1010,104 999,122 987,143 976,164 965,186 953,210 942,234 930,259 919,286 907,312 896,339 884,366 873,395 861,423 850,451 838,479 827,506 815,535 804,562 792,589 781,615 770,641 758,665 747,689 735,713 724,735 712,755 701,775 689,792 678,809 666,824 655,838 643,850 632,860 620,870 609,877 597,882 586,885 574,887 563,887 551,885 540,882 528,877 517,870 506,860 494,850 483,838 471,824 460,809 448,792 437,775 425,755 414,735 402,713 391,689 379,665 368,641 356,615 345,589 333,562 322,535 310,507 299,479 287,451 276,423 264,395 253,367 241,339 230,312 218,286 207,259 195,234 184,210 172,186 161,164 149,143 138,123 126,104 115,86 103,70 92,56 80,44 69,32 57,22 46,15 34,8 23,4 12,1 0,0">
            <text:p/>
          </draw:polyline>
        </draw:g>
        <draw:frame draw:style-name="gr2" draw:text-style-name="P9" draw:layer="layout" svg:width="1.5cm" svg:height="1.919cm" svg:x="13.3cm" svg:y="5cm">
          <draw:text-box>
            <text:p><text:span text:style-name="T8">N</text:span></text:p>
          </draw:text-box>
        </draw:frame>
        <draw:ellipse draw:style-name="gr12" draw:text-style-name="P7" draw:layer="layout" svg:width="5.852cm" svg:height="6.125cm" svg:x="0.9cm" svg:y="5.521cm" draw:kind="arc" draw:start-angle="157.27" draw:end-angle="200.38">
          <text:p/>
        </draw:ellipse>
        <draw:ellipse draw:style-name="gr13" draw:text-style-name="P1" draw:layer="layout" svg:width="2cm" svg:height="1cm" svg:x="11.4cm" svg:y="5.5cm" draw:kind="arc" draw:start-angle="122.49" draw:end-angle="55.3">
          <text:p/>
        </draw:ellip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Normal" style:font-charset="x-symbol"/>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4.6cm" fo:page-height="14.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5T16:37:33.564000000</meta:creation-date>
    <dc:date>2018-02-08T14:58:03.348000000</dc:date>
    <meta:editing-duration>PT53M57S</meta:editing-duration>
    <meta:editing-cycles>10</meta:editing-cycles>
    <meta:generator>LibreOffice/5.4.3.2$Windows_X86_64 LibreOffice_project/92a7159f7e4af62137622921e809f8546db437e5</meta:generator>
    <meta:document-statistic meta:object-count="24"/>
  </office:meta>
</office:document-meta>
</file>